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62B35043026713B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967cm" fo:min-width="1.495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gr4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037cm" fo:min-width="1.226cm" fo:padding-top="0.1cm" fo:padding-bottom="0.1cm" fo:padding-left="0.1cm" fo:padding-right="0.1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42cm" svg:y="3.56cm">
          <draw:image xlink:href="Pictures/10000201000004B00000032262B35043026713BC.png" xlink:type="simple" xlink:show="embed" xlink:actuate="onLoad">
            <text:p/>
          </draw:image>
        </draw:frame>
        <draw:custom-shape draw:style-name="gr2" draw:text-style-name="P2" draw:layer="layout" svg:width="2.395cm" svg:height="1.649cm" draw:transform="rotate (2.18009076866612) translate (10.621cm 9.8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4.82cm" svg:y="13.91cm">
          <text:p text:style-name="P1"><text:span text:style-name="T1">Depots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899.0427568602 -50410.79460269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draw:layer="layout" svg:width="2.016cm" svg:height="1.747cm" draw:transform="rotate (-2.54434098355733) translate (16.09cm 11.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4.817cm" svg:y="13.913cm">
          <text:p text:style-name="P1"><text:span text:style-name="T1"/></text:p>
          <draw:enhanced-geometry svg:viewBox="0 0 21600 21600" draw:glue-points="10800 0 3160 3160 0 10800 3160 18440 10800 21600 18440 18440 21600 10800 18440 3160 ?f14 ?f15" draw:text-areas="3200 3200 18400 18400" draw:type="round-callout" draw:modifiers="41614.8053605616 -20369.41529235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19T17:00:52.199694833</dc:date>
    <meta:editing-duration>PT9H15M42S</meta:editing-duration>
    <meta:editing-cycles>7</meta:editing-cycles>
    <meta:generator>LibreOffice/5.4.5.1$MacOSX_X86_64 LibreOffice_project/79c9829dd5d8054ec39a82dc51cd9eff340dbee8</meta:generator>
    <meta:document-statistic meta:object-count="5"/>
  </office:meta>
</office:document-meta>
</file>